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01a540" style:font-size-asian="16pt" style:font-size-complex="16pt"/>
    </style:style>
    <style:style style:name="P2" style:family="paragraph" style:parent-style-name="Standard">
      <style:paragraph-properties fo:margin-left="0.145cm" fo:margin-right="0.549cm" fo:margin-top="0.00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01a540" style:font-size-asian="16pt" style:font-size-complex="16pt"/>
    </style:style>
    <style:style style:name="P3" style:family="paragraph" style:parent-style-name="Standard">
      <style:paragraph-properties fo:margin-left="5.692cm" fo:margin-right="0cm" fo:margin-top="0cm" fo:margin-bottom="0cm" loext:contextual-spacing="false" fo:line-height="151%" fo:orphans="0" fo:widows="0" fo:text-indent="0cm" style:auto-text-indent="false"/>
      <style:text-properties style:text-position="0% 100%" fo:font-size="16pt" officeooo:paragraph-rsid="0001a540" style:font-size-asian="16pt" style:font-size-complex="16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7pt" officeooo:paragraph-rsid="0001a540" style:font-size-asian="17pt" style:font-size-complex="17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4pt" officeooo:paragraph-rsid="0001a540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5pt" officeooo:paragraph-rsid="0001a540" style:font-size-asian="15pt" style:font-size-complex="15pt"/>
    </style:style>
    <style:style style:name="P7" style:family="paragraph" style:parent-style-name="Standard">
      <style:paragraph-properties fo:margin-top="0.004cm" fo:margin-bottom="0cm" loext:contextual-spacing="false" fo:line-height="100%" fo:text-align="center" style:justify-single-word="false" fo:orphans="0" fo:widows="0"/>
      <style:text-properties style:text-position="0% 100%" fo:font-size="25pt" officeooo:paragraph-rsid="0001a540" style:font-size-asian="25pt" style:font-size-complex="25pt"/>
    </style:style>
    <style:style style:name="P8" style:family="paragraph" style:parent-style-name="Standard">
      <style:paragraph-properties fo:margin-left="4.277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text-position="0% 100%" fo:font-size="16pt" officeooo:paragraph-rsid="0001a540" style:font-size-asian="16p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text-position="0% 100%" fo:font-size="16pt" officeooo:paragraph-rsid="0001a540" style:font-size-asian="16p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style:text-position="0% 100%" fo:font-size="16pt" officeooo:paragraph-rsid="0001a540" style:font-size-asian="16pt" style:font-size-complex="16pt"/>
    </style:style>
    <style:style style:name="P11" style:family="paragraph" style:parent-style-name="Standard">
      <style:paragraph-properties fo:margin-left="0.148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01a540" style:font-size-asian="16pt" style:font-size-complex="16pt"/>
    </style:style>
    <style:style style:name="P12" style:family="paragraph" style:parent-style-name="Standard" style:master-page-name="Standard">
      <style:paragraph-properties fo:margin-left="5.366cm" fo:margin-right="0cm" fo:margin-top="0.116cm" fo:margin-bottom="0cm" loext:contextual-spacing="false" fo:line-height="100%" fo:orphans="0" fo:widows="0" fo:text-indent="0cm" style:auto-text-indent="false" style:page-number="1"/>
      <style:text-properties style:text-position="0% 100%" fo:font-size="16pt" officeooo:paragraph-rsid="0001a540" style:font-size-asian="16pt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text-position="0% 100%" fo:font-size="14pt" fo:font-weight="normal" officeooo:rsid="00117834" officeooo:paragraph-rsid="0001a54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officeooo:rsid="0002f174" officeooo:paragraph-rsid="0002f174"/>
    </style:style>
    <style:style style:name="T1" style:family="text">
      <style:text-properties officeooo:rsid="00117834"/>
    </style:style>
    <style:style style:name="T2" style:family="text">
      <style:text-properties style:text-position="0% 100%" fo:font-size="16pt" officeooo:rsid="00109f00" style:font-size-asian="16pt" style:font-size-complex="16pt"/>
    </style:style>
    <style:style style:name="T3" style:family="text">
      <style:text-properties style:text-position="0% 100%" fo:font-size="16pt" officeooo:rsid="0002f174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09f00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Учреждение образования</text:p>
      <text:p text:style-name="P2">«БЕЛОРУССКИЙ ГОСУДАРСТВЕННЫЙ УНИВЕРСИТЕТ ИНФОРМАТИКИ И РАДИОЭЛЕКТРОНИКИ»</text:p>
      <text:p text:style-name="P3">Кафедра информа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8">Отчет по лабораторной работе №<text:span text:style-name="T1">2</text:span></text:p>
      <text:p text:style-name="P13">Идентификация и аутентификация пользователей. Протокол Kerberos.</text:p>
      <text:p text:style-name="P5"/>
      <text:p text:style-name="P6"/>
      <text:p text:style-name="P6"/>
      <text:p text:style-name="P6"/>
      <text:p text:style-name="P6"/>
      <text:p text:style-name="P6"/>
      <text:p text:style-name="P9"/>
      <text:p text:style-name="P10">Выполнил:</text:p>
      <text:p text:style-name="P14"><text:span text:style-name="T2">Брычиков</text:span><text:span text:style-name="T4"> </text:span><text:span text:style-name="T5">Д</text:span><text:span text:style-name="T4">.</text:span><text:span text:style-name="T5">Д</text:span><text:span text:style-name="T4">.</text:span></text:p>
      <text:p text:style-name="P10">Проверил:</text:p>
      <text:p text:style-name="P10">Чернявский Ю. А.</text:p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">Минск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4:07:10.990678769</meta:creation-date>
    <dc:date>2018-03-06T14:07:49.097845673</dc:date>
    <meta:editing-duration>PT3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0" meta:character-count="265" meta:non-whitespace-character-count="245"/>
  </office:meta>
</office:document-meta>
</file>